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4ddf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ddf1" officeooo:paragraph-rsid="00166b3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5956b" officeooo:paragraph-rsid="0015956b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officeooo:rsid="0015956b" officeooo:paragraph-rsid="0015956b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66b39" officeooo:paragraph-rsid="00166b39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819c0" officeooo:paragraph-rsid="001819c0" style:font-size-asian="12.25pt" style:font-weight-asian="bold" style:font-size-complex="14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93e20" officeooo:paragraph-rsid="00193e20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1819c0" officeooo:paragraph-rsid="001819c0" style:font-size-asian="12.25pt" style:font-weight-asian="bold" style:font-size-complex="14pt" style:font-weight-complex="bold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193e20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1a4504" style:font-size-asian="9.60000038146973pt" style:font-weight-asian="normal" style:font-size-complex="11pt" style:font-weight-complex="normal"/>
    </style:style>
    <style:style style:name="T5" style:family="text">
      <style:text-properties officeooo:rsid="0015956b"/>
    </style:style>
    <style:style style:name="T6" style:family="text">
      <style:text-properties officeooo:rsid="00166b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9"><text:span text:style-name="T1">1.- </text:span>¿Que es Linux?</text:p>
      <text:p text:style-name="P2"/>
      <text:p text:style-name="P2">Linux es un sistema operativo de gran difusión y Libre de distribución. Permite trabajar en modo monopuesto o en modo red, permitiendo al usuario iniciar sesión localmente o en forma remota.</text:p>
      <text:p text:style-name="P2">Se puede instalar en gran variedad de plataformas hardware.</text:p>
      <text:p text:style-name="P2"/>
      <text:p text:style-name="P3">Componentes principales</text:p>
      <text:list xml:id="list791052698" text:style-name="L1">
        <text:list-item>
          <text:p text:style-name="P13">Shell: Sirve para introducir ordenes, ejecutar programas…</text:p>
        </text:list-item>
        <text:list-item>
          <text:p text:style-name="P13">Nucleo: Es la parte que interactúa con el hardware.</text:p>
        </text:list-item>
      </text:list>
      <text:p text:style-name="P4"/>
      <text:p text:style-name="P4"/>
      <text:p text:style-name="P10">2.- El shell de Linux</text:p>
      <text:p text:style-name="P5"/>
      <text:p text:style-name="P6">Interactuamos con el sistema a través del Terminal, al terminal de Linux lo llamamos Shell. Hay diferentes distribuciones.</text:p>
      <text:list xml:id="list3423679537" text:style-name="L2">
        <text:list-item>
          <text:p text:style-name="P14">Shell Bourne (sh): El más utilizado.</text:p>
        </text:list-item>
        <text:list-item>
          <text:p text:style-name="P14">C-Shell (csh): Ofrece grandes características para programadores en C</text:p>
        </text:list-item>
        <text:list-item>
          <text:p text:style-name="P14">Shell Korn (KSh): Con características ampliadas de programación.</text:p>
        </text:list-item>
        <text:list-item>
          <text:p text:style-name="P14">Bourne Again Shell (Bash): Incorporado con Ubuntu, compatible con el shell sh.</text:p>
        </text:list-item>
      </text:list>
      <text:p text:style-name="P6"/>
      <text:p text:style-name="P11">3.- Ordenes básicas de Linux</text:p>
      <text:p text:style-name="P7"/>
      <text:p text:style-name="P7">Las ordenes son programas que están almacenados en el sistema de archivos. Al principio Linux usaba la ejecución de ordenes en entorno de comandos. Emplean el siguiente formato:</text:p>
      <text:list xml:id="list2465386221" text:style-name="L3">
        <text:list-item>
          <text:p text:style-name="P15">Orden: Acción a realizar</text:p>
        </text:list-item>
        <text:list-item>
          <text:p text:style-name="P15">Opciones: Se introducen seguidas del carácter - </text:p>
        </text:list-item>
        <text:list-item>
          <text:p text:style-name="P15">Argumentos: Puede ser un archivo, documento, u otra información.</text:p>
        </text:list-item>
      </text:list>
      <text:p text:style-name="P8">Primero introduciremos la orden, ………..</text:p>
      <text:p text:style-name="P8"/>
      <text:p text:style-name="P12">4.- Directorios y carpetas de Linux</text:p>
      <text:p text:style-name="P8"/>
      <text:p text:style-name="P8">Un directorio es un tipo de archivo que almacena información a cerca de los archivos y directorios que contiene. Tienen características que los clasifican y ubican en un sistema de archivos.</text:p>
      <text:p text:style-name="P8"/>
      <text:p text:style-name="P18">Pueden emplear casi cualquier carácter a excepción de la /. Difiere entre mayúsculas y minúsculas <text:span text:style-name="T6">también admite nombres largos</text:span>. </text:p>
      <text:p text:style-name="P18"><text:span text:style-name="T5">Las operaciones con carpetas son las mismas que en Windows.</text:span></text:p>
      <text:p text:style-name="P17"/>
      <text:p text:style-name="P19">La estructura de directorios y archivos emplea una jerarquía en árbol. No hay límite de archivos y directorios a crear dentro de un directorio.</text:p>
      <text:p text:style-name="P17"/>
      <text:p text:style-name="P21">5.- Sistema de archivos en Linux</text:p>
      <text:p text:style-name="P20"><text:span text:style-name="T2"/></text:p>
      <text:p text:style-name="P22"><text:span text:style-name="T2">Es el modo en que SO organiza los archivos del dispositivo de almacenamiento. En Linux posee una estructura jerárquica en forma de árbol. El directorio principal es la raíz “ / “ y desde ella crece toda la estructura del sistema.</text:span></text:p>
      <text:p text:style-name="P22"><text:span text:style-name="T2"/></text:p>
      <text:p text:style-name="P27"><text:span text:style-name="T2">Características del sistema de archivos</text:span></text:p>
      <text:p text:style-name="P23"><text:span text:style-name="T2"/></text:p>
      <text:p text:style-name="P23"><text:span text:style-name="T2">EL sistema de archivos permite al usuario crear, borrar y acceder a los archivos sin necesidad de saber el lugar exacto en el que se encuentran.</text:span></text:p>
      <text:p text:style-name="P23"><text:span text:style-name="T2">No tiene unidades físicas, sino ficheros que hacen referencias a ellas.</text:span></text:p>
      <text:p text:style-name="P23"><text:span text:style-name="T2">El sistema de archivos consta de varias partes importantes:</text:span></text:p>
      <text:list xml:id="list541964467" text:style-name="L4">
        <text:list-item>
          <text:p text:style-name="P24"><text:span text:style-name="T2">Bloque de carga: Está reservado para almacenar un programa que utiliza el sistema para gestionar el resto de las partes del SO</text:span></text:p>
        </text:list-item>
        <text:list-item>
          <text:p text:style-name="P24"><text:span text:style-name="T2">Superbloque: Contiene información sobre el sistema de archivos.</text:span></text:p>
        </text:list-item>
        <text:list-item>
          <text:p text:style-name="P24"><text:span text:style-name="T2">Tabla de i-nodos: </text:span><text:span text:style-name="T3">Cada archivo tiene asociado un elemento en esta tabla con un número que identifica la ubicación del archivo dentro del área de datos.</text:span></text:p>
        </text:list-item>
        <text:list-item>
          <text:p text:style-name="P25"><text:span text:style-name="T2">Área de datos: Ocupa el resto del disco y es donde se almacenan ficheros y directorios.</text:span></text:p>
        </text:list-item>
      </text:list>
      <text:p text:style-name="P26"><text:span text:style-name="T2">En Linux cada bloque tiene 512KB o múltiplos de 512. En el sistema de </text:span><text:span text:style-name="T4">ficheros</text:span><text:span text:style-name="T2"> ext4 la parte más importante es el blo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4-22T10:36:44.194827392</dc:date>
    <meta:editing-duration>PT33M2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479" meta:character-count="2900" meta:non-whitespace-character-count="2468"/>
  </office:meta>
</office:document-meta>
</file>